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stance VS Garbage" table:style-name="ta1">
        <table:shapes>
          <draw:frame draw:z-index="0" draw:style-name="gr1" draw:text-style-name="P1" svg:width="6.2988in" svg:height="3.5429in" svg:x="6.8791in" svg:y="1.4091in">
            <draw:object draw:notify-on-update-of-ranges="'Distance VS Garbage'.B3:'Distance VS Garbage'.B8 'Distance VS Garbage'.A1:'Distance VS Garbage'.A1 'Distance VS Garbage'.A3:'Distance VS Garbage'.A8 'Distance VS Garbage'.D3:'Distance VS Garbage'.D8 'Distance VS Garbage'.C1:'Distance VS Garbage'.C1 'Distance VS Garbage'.C3:'Distance VS Garbage'.C8 'Distance VS Garbage'.F3:'Distance VS Garbage'.F8 'Distance VS Garbage'.E1:'Distance VS Garbage'.E1 'Distance VS Garbage'.E3:'Distance VS Garbage'.E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0.2898in" svg:y="1.6398in">
            <draw:object draw:notify-on-update-of-ranges="'Distance VS Garbage'.E3:'Distance VS Garbage'.E8 'Distance VS Garbage'.A3:'Distance VS Garbage'.A8 'Distance VS Garbage'.A1:'Distance VS Garbage'.A1 'Distance VS Garbage'.B3:'Distance VS Garbage'.B8 'Distance VS Garbage'.C3:'Distance VS Garbage'.C8 'Distance VS Garbage'.C1:'Distance VS Garbage'.C1 'Distance VS Garbage'.D3:'Distance VS Garbage'.D8 'Distance VS Garbage'.E3:'Distance VS Garbage'.E8 'Distance VS Garbage'.E1:'Distance VS Garbage'.E1 'Distance VS Garbage'.F3:'Distance VS Garbage'.F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egion 1</text:p>
          </table:table-cell>
          <table:covered-table-cell/>
          <table:table-cell table:style-name="ce1" office:value-type="string" calcext:value-type="string" table:number-columns-spanned="2" table:number-rows-spanned="1">
            <text:p>Region 2</text:p>
          </table:table-cell>
          <table:covered-table-cell/>
          <table:table-cell table:style-name="ce1" office:value-type="string" calcext:value-type="string" table:number-columns-spanned="2" table:number-rows-spanned="1">
            <text:p>Region 3</text:p>
          </table:table-cell>
          <table:covered-table-cell/>
        </table:table-row>
        <table:table-row table:style-name="ro1"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 office:value-type="float" office:value="999.89" calcext:value-type="float">
            <text:p>999.89</text:p>
          </table:table-cell>
          <table:table-cell office:value-type="float" office:value="39.79" calcext:value-type="float">
            <text:p>39.79</text:p>
          </table:table-cell>
          <table:table-cell office:value-type="float" office:value="997.36" calcext:value-type="float">
            <text:p>997.36</text:p>
          </table:table-cell>
          <table:table-cell office:value-type="float" office:value="63.11" calcext:value-type="float">
            <text:p>63.11</text:p>
          </table:table-cell>
          <table:table-cell office:value-type="float" office:value="999.4" calcext:value-type="float">
            <text:p>999.4</text:p>
          </table:table-cell>
          <table:table-cell office:value-type="float" office:value="59.22" calcext:value-type="float">
            <text:p>59.22</text:p>
          </table:table-cell>
        </table:table-row>
        <table:table-row table:style-name="ro1">
          <table:table-cell office:value-type="float" office:value="1992.68" calcext:value-type="float">
            <text:p>1992.68</text:p>
          </table:table-cell>
          <table:table-cell office:value-type="float" office:value="99.58" calcext:value-type="float">
            <text:p>99.58</text:p>
          </table:table-cell>
          <table:table-cell office:value-type="float" office:value="1994.29" calcext:value-type="float">
            <text:p>1994.29</text:p>
          </table:table-cell>
          <table:table-cell office:value-type="float" office:value="129.37" calcext:value-type="float">
            <text:p>129.37</text:p>
          </table:table-cell>
          <table:table-cell office:value-type="float" office:value="1984.23" calcext:value-type="float">
            <text:p>1984.23</text:p>
          </table:table-cell>
          <table:table-cell office:value-type="float" office:value="119.51" calcext:value-type="float">
            <text:p>119.51</text:p>
          </table:table-cell>
        </table:table-row>
        <table:table-row table:style-name="ro1">
          <table:table-cell office:value-type="float" office:value="2989.61" calcext:value-type="float">
            <text:p>2989.61</text:p>
          </table:table-cell>
          <table:table-cell office:value-type="float" office:value="142.05" calcext:value-type="float">
            <text:p>142.05</text:p>
          </table:table-cell>
          <table:table-cell office:value-type="float" office:value="2997.77" calcext:value-type="float">
            <text:p>2997.77</text:p>
          </table:table-cell>
          <table:table-cell office:value-type="float" office:value="195.04" calcext:value-type="float">
            <text:p>195.04</text:p>
          </table:table-cell>
          <table:table-cell office:value-type="float" office:value="2979.87" calcext:value-type="float">
            <text:p>2979.87</text:p>
          </table:table-cell>
          <table:table-cell office:value-type="float" office:value="180.71" calcext:value-type="float">
            <text:p>180.71</text:p>
          </table:table-cell>
        </table:table-row>
        <table:table-row table:style-name="ro1">
          <table:table-cell office:value-type="float" office:value="3989.43" calcext:value-type="float">
            <text:p>3989.43</text:p>
          </table:table-cell>
          <table:table-cell office:value-type="float" office:value="208.59" calcext:value-type="float">
            <text:p>208.59</text:p>
          </table:table-cell>
          <table:table-cell office:value-type="float" office:value="3986.17" calcext:value-type="float">
            <text:p>3986.17</text:p>
          </table:table-cell>
          <table:table-cell office:value-type="float" office:value="279.63" calcext:value-type="float">
            <text:p>279.63</text:p>
          </table:table-cell>
          <table:table-cell office:value-type="float" office:value="3977.46" calcext:value-type="float">
            <text:p>3977.46</text:p>
          </table:table-cell>
          <table:table-cell office:value-type="float" office:value="241.8" calcext:value-type="float">
            <text:p>241.8</text:p>
          </table:table-cell>
        </table:table-row>
        <table:table-row table:style-name="ro1">
          <table:table-cell office:value-type="float" office:value="4961.06" calcext:value-type="float">
            <text:p>4961.06</text:p>
          </table:table-cell>
          <table:table-cell office:value-type="float" office:value="321.16" calcext:value-type="float">
            <text:p>321.16</text:p>
          </table:table-cell>
          <table:table-cell office:value-type="float" office:value="4966.69" calcext:value-type="float">
            <text:p>4966.69</text:p>
          </table:table-cell>
          <table:table-cell office:value-type="float" office:value="345.68" calcext:value-type="float">
            <text:p>345.68</text:p>
          </table:table-cell>
          <table:table-cell office:value-type="float" office:value="4964.88" calcext:value-type="float">
            <text:p>4964.88</text:p>
          </table:table-cell>
          <table:table-cell office:value-type="float" office:value="322.97" calcext:value-type="float">
            <text:p>322.97</text:p>
          </table:table-cell>
        </table:table-row>
        <table:table-row table:style-name="ro1">
          <table:table-cell office:value-type="float" office:value="5282.82" calcext:value-type="float">
            <text:p>5282.82</text:p>
          </table:table-cell>
          <table:table-cell office:value-type="float" office:value="362.89" calcext:value-type="float">
            <text:p>362.89</text:p>
          </table:table-cell>
          <table:table-cell office:value-type="float" office:value="5959.62" calcext:value-type="float">
            <text:p>5959.62</text:p>
          </table:table-cell>
          <table:table-cell office:value-type="float" office:value="433.19" calcext:value-type="float">
            <text:p>433.19</text:p>
          </table:table-cell>
          <table:table-cell office:value-type="float" office:value="5179.85" calcext:value-type="float">
            <text:p>5179.85</text:p>
          </table:table-cell>
          <table:table-cell office:value-type="float" office:value="373.26" calcext:value-type="float">
            <text:p>373.26</text:p>
          </table:table-cell>
        </table:table-row>
      </table:table>
      <table:table table:name="Difference of Trucks" table:style-name="ta1">
        <table:shapes>
          <draw:frame draw:z-index="0" draw:style-name="gr1" draw:text-style-name="P1" svg:width="6.2988in" svg:height="3.5429in" svg:x="1.2102in" svg:y="1.6713in">
            <draw:object draw:notify-on-update-of-ranges="'Difference of Trucks'.L2:'Difference of Trucks'.L2 'Difference of Trucks'.I3:'Difference of Trucks'.I7 'Difference of Trucks'.H1:'Difference of Trucks'.H1 'Difference of Trucks'.H3:'Difference of Trucks'.H7 'Difference of Trucks'.K3:'Difference of Trucks'.K7 'Difference of Trucks'.J1:'Difference of Trucks'.J1 'Difference of Trucks'.J3:'Difference of Trucks'.J7 'Difference of Trucks'.M3:'Difference of Trucks'.M7 'Difference of Trucks'.L1:'Difference of Trucks'.L1 'Difference of Trucks'.L3:'Difference of Trucks'.L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4409in" svg:height="4.1854in" svg:x="7.7791in" svg:y="1.6709in">
            <draw:object draw:notify-on-update-of-ranges="'Difference of Trucks'.G3:'Difference of Trucks'.G7 'Difference of Trucks'.H1:'Difference of Trucks'.H1 'Difference of Trucks'.H3:'Difference of Trucks'.H7 'Difference of Trucks'.J1:'Difference of Trucks'.J1 'Difference of Trucks'.J3:'Difference of Trucks'.J7 'Difference of Trucks'.L1:'Difference of Trucks'.L1 'Difference of Trucks'.L3:'Difference of Trucks'.L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6.2988in" svg:height="3.5429in" svg:x="8.8528in" svg:y="6.0945in">
            <draw:object draw:notify-on-update-of-ranges="'Difference of Trucks'.G3:'Difference of Trucks'.G7 'Difference of Trucks'.H1:'Difference of Trucks'.H1 'Difference of Trucks'.I3:'Difference of Trucks'.I7 'Difference of Trucks'.H1:'Difference of Trucks'.H1 'Difference of Trucks'.J1:'Difference of Trucks'.J1 'Difference of Trucks'.K3:'Difference of Trucks'.K7 'Difference of Trucks'.L1:'Difference of Trucks'.L1 'Difference of Trucks'.M3:'Difference of Trucks'.M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6.2988in" svg:height="3.5429in" svg:x="15.6602in" svg:y="1.6185in">
            <draw:object draw:notify-on-update-of-ranges="'Difference of Trucks'.G3:'Difference of Trucks'.G7 'Difference of Trucks'.H1:'Difference of Trucks'.H1 'Difference of Trucks'.I3:'Difference of Trucks'.I7 'Difference of Trucks'.J1:'Difference of Trucks'.J1 'Difference of Trucks'.K3:'Difference of Trucks'.K7 'Difference of Trucks'.L1:'Difference of Trucks'.L1 'Difference of Trucks'.M3:'Difference of Trucks'.M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egion 1</text:p>
          </table:table-cell>
          <table:covered-table-cell/>
          <table:table-cell table:style-name="ce1" office:value-type="string" calcext:value-type="string" table:number-columns-spanned="2" table:number-rows-spanned="1">
            <text:p>Region 2</text:p>
          </table:table-cell>
          <table:covered-table-cell/>
          <table:table-cell table:style-name="ce1" office:value-type="string" calcext:value-type="string" table:number-columns-spanned="2" table:number-rows-spanned="1">
            <text:p>Region 3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Region 1</text:p>
          </table:table-cell>
          <table:covered-table-cell/>
          <table:table-cell table:style-name="ce1" office:value-type="string" calcext:value-type="string" table:number-columns-spanned="2" table:number-rows-spanned="1">
            <text:p>Region 2</text:p>
          </table:table-cell>
          <table:covered-table-cell/>
          <table:table-cell table:style-name="ce1" office:value-type="string" calcext:value-type="string" table:number-columns-spanned="2" table:number-rows-spanned="1">
            <text:p>Region 3</text:p>
          </table:table-cell>
          <table:covered-table-cell/>
        </table:table-row>
        <table:table-row table:style-name="ro1"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/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 office:value-type="float" office:value="999.89" calcext:value-type="float">
            <text:p>999.89</text:p>
          </table:table-cell>
          <table:table-cell office:value-type="float" office:value="39.79" calcext:value-type="float">
            <text:p>39.79</text:p>
          </table:table-cell>
          <table:table-cell office:value-type="float" office:value="997.36" calcext:value-type="float">
            <text:p>997.36</text:p>
          </table:table-cell>
          <table:table-cell office:value-type="float" office:value="63.11" calcext:value-type="float">
            <text:p>63.11</text:p>
          </table:table-cell>
          <table:table-cell office:value-type="float" office:value="999.4" calcext:value-type="float">
            <text:p>999.4</text:p>
          </table:table-cell>
          <table:table-cell office:value-type="float" office:value="59.22" calcext:value-type="float">
            <text:p>59.22</text:p>
          </table:table-cell>
          <table:table-cell office:value-type="string" calcext:value-type="string">
            <text:p>2 Truck - 1 Truck</text:p>
          </table:table-cell>
          <table:table-cell table:formula="of:=[.A4]-[.A3]" office:value-type="float" office:value="992.79" calcext:value-type="float">
            <text:p>992.79</text:p>
          </table:table-cell>
          <table:table-cell table:formula="of:=[.B4]-[.B3]" office:value-type="float" office:value="59.79" calcext:value-type="float">
            <text:p>59.79</text:p>
          </table:table-cell>
          <table:table-cell table:formula="of:=[.C4]-[.C3]" office:value-type="float" office:value="996.93" calcext:value-type="float">
            <text:p>996.93</text:p>
          </table:table-cell>
          <table:table-cell table:formula="of:=[.D4]-[.D3]" office:value-type="float" office:value="66.26" calcext:value-type="float">
            <text:p>66.26</text:p>
          </table:table-cell>
          <table:table-cell table:formula="of:=[.E4]-[.E3]" office:value-type="float" office:value="984.83" calcext:value-type="float">
            <text:p>984.83</text:p>
          </table:table-cell>
          <table:table-cell table:formula="of:=[.F4]-[.F3]" office:value-type="float" office:value="60.29" calcext:value-type="float">
            <text:p>60.29</text:p>
          </table:table-cell>
        </table:table-row>
        <table:table-row table:style-name="ro1">
          <table:table-cell office:value-type="float" office:value="1992.68" calcext:value-type="float">
            <text:p>1992.68</text:p>
          </table:table-cell>
          <table:table-cell office:value-type="float" office:value="99.58" calcext:value-type="float">
            <text:p>99.58</text:p>
          </table:table-cell>
          <table:table-cell office:value-type="float" office:value="1994.29" calcext:value-type="float">
            <text:p>1994.29</text:p>
          </table:table-cell>
          <table:table-cell office:value-type="float" office:value="129.37" calcext:value-type="float">
            <text:p>129.37</text:p>
          </table:table-cell>
          <table:table-cell office:value-type="float" office:value="1984.23" calcext:value-type="float">
            <text:p>1984.23</text:p>
          </table:table-cell>
          <table:table-cell office:value-type="float" office:value="119.51" calcext:value-type="float">
            <text:p>119.51</text:p>
          </table:table-cell>
          <table:table-cell office:value-type="string" calcext:value-type="string">
            <text:p>3 Truck – 2 <text:s/>Truck</text:p>
          </table:table-cell>
          <table:table-cell table:formula="of:=[.A5]-[.A4]" office:value-type="float" office:value="996.93" calcext:value-type="float">
            <text:p>996.93</text:p>
          </table:table-cell>
          <table:table-cell table:formula="of:=[.B5]-[.B4]" office:value-type="float" office:value="42.47" calcext:value-type="float">
            <text:p>42.47</text:p>
          </table:table-cell>
          <table:table-cell table:formula="of:=[.C5]-[.C4]" office:value-type="float" office:value="1003.48" calcext:value-type="float">
            <text:p>1003.48</text:p>
          </table:table-cell>
          <table:table-cell table:formula="of:=[.D5]-[.D4]" office:value-type="float" office:value="65.67" calcext:value-type="float">
            <text:p>65.67</text:p>
          </table:table-cell>
          <table:table-cell table:formula="of:=[.E5]-[.E4]" office:value-type="float" office:value="995.64" calcext:value-type="float">
            <text:p>995.64</text:p>
          </table:table-cell>
          <table:table-cell table:formula="of:=[.F5]-[.F4]" office:value-type="float" office:value="61.2" calcext:value-type="float">
            <text:p>61.2</text:p>
          </table:table-cell>
        </table:table-row>
        <table:table-row table:style-name="ro1">
          <table:table-cell office:value-type="float" office:value="2989.61" calcext:value-type="float">
            <text:p>2989.61</text:p>
          </table:table-cell>
          <table:table-cell office:value-type="float" office:value="142.05" calcext:value-type="float">
            <text:p>142.05</text:p>
          </table:table-cell>
          <table:table-cell office:value-type="float" office:value="2997.77" calcext:value-type="float">
            <text:p>2997.77</text:p>
          </table:table-cell>
          <table:table-cell office:value-type="float" office:value="195.04" calcext:value-type="float">
            <text:p>195.04</text:p>
          </table:table-cell>
          <table:table-cell office:value-type="float" office:value="2979.87" calcext:value-type="float">
            <text:p>2979.87</text:p>
          </table:table-cell>
          <table:table-cell office:value-type="float" office:value="180.71" calcext:value-type="float">
            <text:p>180.71</text:p>
          </table:table-cell>
          <table:table-cell office:value-type="string" calcext:value-type="string">
            <text:p>4 Truck – 3 Truck</text:p>
          </table:table-cell>
          <table:table-cell table:formula="of:=[.A6]-[.A5]" office:value-type="float" office:value="999.82" calcext:value-type="float">
            <text:p>999.82</text:p>
          </table:table-cell>
          <table:table-cell table:formula="of:=[.B6]-[.B5]" office:value-type="float" office:value="66.54" calcext:value-type="float">
            <text:p>66.54</text:p>
          </table:table-cell>
          <table:table-cell table:formula="of:=[.C6]-[.C5]" office:value-type="float" office:value="988.4" calcext:value-type="float">
            <text:p>988.4</text:p>
          </table:table-cell>
          <table:table-cell table:formula="of:=[.D6]-[.D5]" office:value-type="float" office:value="84.59" calcext:value-type="float">
            <text:p>84.59</text:p>
          </table:table-cell>
          <table:table-cell table:formula="of:=[.E6]-[.E5]" office:value-type="float" office:value="997.59" calcext:value-type="float">
            <text:p>997.59</text:p>
          </table:table-cell>
          <table:table-cell table:formula="of:=[.F6]-[.F5]" office:value-type="float" office:value="61.09" calcext:value-type="float">
            <text:p>61.09</text:p>
          </table:table-cell>
        </table:table-row>
        <table:table-row table:style-name="ro1">
          <table:table-cell office:value-type="float" office:value="3989.43" calcext:value-type="float">
            <text:p>3989.43</text:p>
          </table:table-cell>
          <table:table-cell office:value-type="float" office:value="208.59" calcext:value-type="float">
            <text:p>208.59</text:p>
          </table:table-cell>
          <table:table-cell office:value-type="float" office:value="3986.17" calcext:value-type="float">
            <text:p>3986.17</text:p>
          </table:table-cell>
          <table:table-cell office:value-type="float" office:value="279.63" calcext:value-type="float">
            <text:p>279.63</text:p>
          </table:table-cell>
          <table:table-cell office:value-type="float" office:value="3977.46" calcext:value-type="float">
            <text:p>3977.46</text:p>
          </table:table-cell>
          <table:table-cell office:value-type="float" office:value="241.8" calcext:value-type="float">
            <text:p>241.8</text:p>
          </table:table-cell>
          <table:table-cell office:value-type="string" calcext:value-type="string">
            <text:p>5 Truck – 4 Truck</text:p>
          </table:table-cell>
          <table:table-cell table:formula="of:=[.A7]-[.A6]" office:value-type="float" office:value="971.630000000001" calcext:value-type="float">
            <text:p>971.630000000001</text:p>
          </table:table-cell>
          <table:table-cell table:formula="of:=[.B7]-[.B6]" office:value-type="float" office:value="112.57" calcext:value-type="float">
            <text:p>112.57</text:p>
          </table:table-cell>
          <table:table-cell table:formula="of:=[.C7]-[.C6]" office:value-type="float" office:value="980.52" calcext:value-type="float">
            <text:p>980.52</text:p>
          </table:table-cell>
          <table:table-cell table:formula="of:=[.D7]-[.D6]" office:value-type="float" office:value="66.05" calcext:value-type="float">
            <text:p>66.05</text:p>
          </table:table-cell>
          <table:table-cell table:formula="of:=[.E7]-[.E6]" office:value-type="float" office:value="987.42" calcext:value-type="float">
            <text:p>987.42</text:p>
          </table:table-cell>
          <table:table-cell table:formula="of:=[.F7]-[.F6]" office:value-type="float" office:value="81.17" calcext:value-type="float">
            <text:p>81.17</text:p>
          </table:table-cell>
        </table:table-row>
        <table:table-row table:style-name="ro1">
          <table:table-cell office:value-type="float" office:value="4961.06" calcext:value-type="float">
            <text:p>4961.06</text:p>
          </table:table-cell>
          <table:table-cell office:value-type="float" office:value="321.16" calcext:value-type="float">
            <text:p>321.16</text:p>
          </table:table-cell>
          <table:table-cell office:value-type="float" office:value="4966.69" calcext:value-type="float">
            <text:p>4966.69</text:p>
          </table:table-cell>
          <table:table-cell office:value-type="float" office:value="345.68" calcext:value-type="float">
            <text:p>345.68</text:p>
          </table:table-cell>
          <table:table-cell office:value-type="float" office:value="4964.88" calcext:value-type="float">
            <text:p>4964.88</text:p>
          </table:table-cell>
          <table:table-cell office:value-type="float" office:value="322.97" calcext:value-type="float">
            <text:p>322.97</text:p>
          </table:table-cell>
          <table:table-cell office:value-type="string" calcext:value-type="string">
            <text:p>6 Truck – 5 Truck</text:p>
          </table:table-cell>
          <table:table-cell table:formula="of:=[.A8]-[.A7]" office:value-type="float" office:value="321.759999999999" calcext:value-type="float">
            <text:p>321.759999999999</text:p>
          </table:table-cell>
          <table:table-cell table:formula="of:=[.B8]-[.B7]" office:value-type="float" office:value="41.73" calcext:value-type="float">
            <text:p>41.73</text:p>
          </table:table-cell>
          <table:table-cell table:formula="of:=[.C8]-[.C7]" office:value-type="float" office:value="992.93" calcext:value-type="float">
            <text:p>992.93</text:p>
          </table:table-cell>
          <table:table-cell table:formula="of:=[.D8]-[.D7]" office:value-type="float" office:value="87.51" calcext:value-type="float">
            <text:p>87.51</text:p>
          </table:table-cell>
          <table:table-cell table:formula="of:=[.E8]-[.E7]" office:value-type="float" office:value="214.97" calcext:value-type="float">
            <text:p>214.97</text:p>
          </table:table-cell>
          <table:table-cell table:formula="of:=[.F8]-[.F7]" office:value-type="float" office:value="50.29" calcext:value-type="float">
            <text:p>50.29</text:p>
          </table:table-cell>
        </table:table-row>
        <table:table-row table:style-name="ro1">
          <table:table-cell office:value-type="float" office:value="5282.82" calcext:value-type="float">
            <text:p>5282.82</text:p>
          </table:table-cell>
          <table:table-cell office:value-type="float" office:value="362.89" calcext:value-type="float">
            <text:p>362.89</text:p>
          </table:table-cell>
          <table:table-cell office:value-type="float" office:value="5959.62" calcext:value-type="float">
            <text:p>5959.62</text:p>
          </table:table-cell>
          <table:table-cell office:value-type="float" office:value="433.19" calcext:value-type="float">
            <text:p>433.19</text:p>
          </table:table-cell>
          <table:table-cell office:value-type="float" office:value="5179.85" calcext:value-type="float">
            <text:p>5179.85</text:p>
          </table:table-cell>
          <table:table-cell office:value-type="float" office:value="373.26" calcext:value-type="float">
            <text:p>373.26</text:p>
          </table:table-cell>
          <table:table-cell table:number-columns-repeated="7"/>
        </table:table-row>
      </table:table>
      <table:table table:name="Waste and Distance VS Number of Trucks" table:style-name="ta1">
        <table:shapes>
          <draw:frame draw:z-index="0" draw:style-name="gr1" draw:text-style-name="P1" svg:width="3.8264in" svg:height="3.5138in" svg:x="0in" svg:y="1.6417in">
            <draw:object draw:notify-on-update-of-ranges="'Waste and Distance VS Number of Trucks'.A3:'Waste and Distance VS Number of Trucks'.A8 'Waste and Distance VS Number of Trucks'.B1:'Waste and Distance VS Number of Trucks'.B1 'Waste and Distance VS Number of Trucks'.B3:'Waste and Distance VS Number of Trucks'.B8 'Waste and Distance VS Number of Trucks'.D1:'Waste and Distance VS Number of Trucks'.D1 'Waste and Distance VS Number of Trucks'.D3:'Waste and Distance VS Number of Trucks'.D8 'Waste and Distance VS Number of Trucks'.F1:'Waste and Distance VS Number of Trucks'.F1 'Waste and Distance VS Number of Trucks'.F3:'Waste and Distance VS Number of Trucks'.F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3.5776in" svg:height="3.5661in" svg:x="4.4984in" svg:y="1.6209in">
            <draw:object draw:notify-on-update-of-ranges="'Waste and Distance VS Number of Trucks'.A3:'Waste and Distance VS Number of Trucks'.A8 'Waste and Distance VS Number of Trucks'.B1:'Waste and Distance VS Number of Trucks'.B1 'Waste and Distance VS Number of Trucks'.C3:'Waste and Distance VS Number of Trucks'.C8 'Waste and Distance VS Number of Trucks'.D1:'Waste and Distance VS Number of Trucks'.D1 'Waste and Distance VS Number of Trucks'.E3:'Waste and Distance VS Number of Trucks'.E8 'Waste and Distance VS Number of Trucks'.F1:'Waste and Distance VS Number of Trucks'.F1 'Waste and Distance VS Number of Trucks'.G3:'Waste and Distance VS Number of Trucks'.G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Region 1</text:p>
          </table:table-cell>
          <table:covered-table-cell/>
          <table:table-cell table:style-name="ce1" office:value-type="string" calcext:value-type="string" table:number-columns-spanned="2" table:number-rows-spanned="1">
            <text:p>Region 2</text:p>
          </table:table-cell>
          <table:covered-table-cell/>
          <table:table-cell table:style-name="ce1" office:value-type="string" calcext:value-type="string" table:number-columns-spanned="2" table:number-rows-spanned="1">
            <text:p>Region 3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9.89" calcext:value-type="float">
            <text:p>999.89</text:p>
          </table:table-cell>
          <table:table-cell office:value-type="float" office:value="39.79" calcext:value-type="float">
            <text:p>39.79</text:p>
          </table:table-cell>
          <table:table-cell office:value-type="float" office:value="997.36" calcext:value-type="float">
            <text:p>997.36</text:p>
          </table:table-cell>
          <table:table-cell office:value-type="float" office:value="63.11" calcext:value-type="float">
            <text:p>63.11</text:p>
          </table:table-cell>
          <table:table-cell office:value-type="float" office:value="999.4" calcext:value-type="float">
            <text:p>999.4</text:p>
          </table:table-cell>
          <table:table-cell office:value-type="float" office:value="59.22" calcext:value-type="float">
            <text:p>59.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92.68" calcext:value-type="float">
            <text:p>1992.68</text:p>
          </table:table-cell>
          <table:table-cell office:value-type="float" office:value="99.58" calcext:value-type="float">
            <text:p>99.58</text:p>
          </table:table-cell>
          <table:table-cell office:value-type="float" office:value="1994.29" calcext:value-type="float">
            <text:p>1994.29</text:p>
          </table:table-cell>
          <table:table-cell office:value-type="float" office:value="129.37" calcext:value-type="float">
            <text:p>129.37</text:p>
          </table:table-cell>
          <table:table-cell office:value-type="float" office:value="1984.23" calcext:value-type="float">
            <text:p>1984.23</text:p>
          </table:table-cell>
          <table:table-cell office:value-type="float" office:value="119.51" calcext:value-type="float">
            <text:p>119.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89.61" calcext:value-type="float">
            <text:p>2989.61</text:p>
          </table:table-cell>
          <table:table-cell office:value-type="float" office:value="142.05" calcext:value-type="float">
            <text:p>142.05</text:p>
          </table:table-cell>
          <table:table-cell office:value-type="float" office:value="2997.77" calcext:value-type="float">
            <text:p>2997.77</text:p>
          </table:table-cell>
          <table:table-cell office:value-type="float" office:value="195.04" calcext:value-type="float">
            <text:p>195.04</text:p>
          </table:table-cell>
          <table:table-cell office:value-type="float" office:value="2979.87" calcext:value-type="float">
            <text:p>2979.87</text:p>
          </table:table-cell>
          <table:table-cell office:value-type="float" office:value="180.71" calcext:value-type="float">
            <text:p>180.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89.43" calcext:value-type="float">
            <text:p>3989.43</text:p>
          </table:table-cell>
          <table:table-cell office:value-type="float" office:value="208.59" calcext:value-type="float">
            <text:p>208.59</text:p>
          </table:table-cell>
          <table:table-cell office:value-type="float" office:value="3986.17" calcext:value-type="float">
            <text:p>3986.17</text:p>
          </table:table-cell>
          <table:table-cell office:value-type="float" office:value="279.63" calcext:value-type="float">
            <text:p>279.63</text:p>
          </table:table-cell>
          <table:table-cell office:value-type="float" office:value="3977.46" calcext:value-type="float">
            <text:p>3977.46</text:p>
          </table:table-cell>
          <table:table-cell office:value-type="float" office:value="241.8" calcext:value-type="float">
            <text:p>24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61.06" calcext:value-type="float">
            <text:p>4961.06</text:p>
          </table:table-cell>
          <table:table-cell office:value-type="float" office:value="321.16" calcext:value-type="float">
            <text:p>321.16</text:p>
          </table:table-cell>
          <table:table-cell office:value-type="float" office:value="4966.69" calcext:value-type="float">
            <text:p>4966.69</text:p>
          </table:table-cell>
          <table:table-cell office:value-type="float" office:value="345.68" calcext:value-type="float">
            <text:p>345.68</text:p>
          </table:table-cell>
          <table:table-cell office:value-type="float" office:value="4964.88" calcext:value-type="float">
            <text:p>4964.88</text:p>
          </table:table-cell>
          <table:table-cell office:value-type="float" office:value="322.97" calcext:value-type="float">
            <text:p>322.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82.82" calcext:value-type="float">
            <text:p>5282.82</text:p>
          </table:table-cell>
          <table:table-cell office:value-type="float" office:value="362.89" calcext:value-type="float">
            <text:p>362.89</text:p>
          </table:table-cell>
          <table:table-cell office:value-type="float" office:value="5959.62" calcext:value-type="float">
            <text:p>5959.62</text:p>
          </table:table-cell>
          <table:table-cell office:value-type="float" office:value="433.19" calcext:value-type="float">
            <text:p>433.19</text:p>
          </table:table-cell>
          <table:table-cell office:value-type="float" office:value="5179.85" calcext:value-type="float">
            <text:p>5179.85</text:p>
          </table:table-cell>
          <table:table-cell office:value-type="float" office:value="373.26" calcext:value-type="float">
            <text:p>373.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7T11:17:43.097809976</meta:creation-date>
    <dc:date>2022-08-06T11:07:32.012955705</dc:date>
    <meta:editing-duration>PT4H2M36S</meta:editing-duration>
    <meta:editing-cycles>15</meta:editing-cycles>
    <meta:generator>LibreOffice/7.3.5.2$Linux_X86_64 LibreOffice_project/30$Build-2</meta:generator>
    <meta:document-statistic meta:table-count="3" meta:cell-count="185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07cm" svg:y="3.703cm" style:legend-expansion="high" chart:style-name="ch2"/>
        <chart:plot-area chart:style-name="ch3" table:cell-range-address="'Difference of Trucks'.L1:'Difference of Trucks'.L7 'Difference of Trucks'.H3:'Difference of Trucks'.J7 'Difference of Trucks'.H1:'Difference of Trucks'.H1 'Difference of Trucks'.J1:'Difference of Trucks'.J1" chart:data-source-has-labels="both" svg:x="0.32cm" svg:y="0.18cm" svg:width="12.667cm" svg:height="8.64cm">
          <chart:coordinate-region svg:x="1.312cm" svg:y="0.379cm" svg:width="11.395cm" svg:height="7.794cm"/>
          <chart:axis chart:dimension="x" chart:name="primary-x" chart:style-name="ch4" chartooo:axis-type="auto">
            <chart:categories table:cell-range-address="'Difference of Trucks'.L2:'Difference of Trucks'.L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ifference of Trucks'.H3:'Difference of Trucks'.H7" chart:label-cell-address="'Difference of Trucks'.H1:'Difference of Trucks'.H1" chart:class="chart:scatter">
            <chart:domain table:cell-range-address="'Difference of Trucks'.I3:'Difference of Trucks'.I7"/>
            <chart:data-point chart:repeated="5"/>
          </chart:series>
          <chart:series chart:style-name="ch8" chart:values-cell-range-address="'Difference of Trucks'.J3:'Difference of Trucks'.J7" chart:label-cell-address="'Difference of Trucks'.J1:'Difference of Trucks'.J1" chart:class="chart:scatter">
            <chart:domain table:cell-range-address="'Difference of Trucks'.K3:'Difference of Trucks'.K7"/>
            <chart:data-point chart:repeated="5"/>
          </chart:series>
          <chart:series chart:style-name="ch9" chart:values-cell-range-address="'Difference of Trucks'.L3:'Difference of Trucks'.L7" chart:label-cell-address="'Difference of Trucks'.L1:'Difference of Trucks'.L1" chart:class="chart:scatter">
            <chart:domain table:cell-range-address="'Difference of Trucks'.M3:'Difference of Trucks'.M7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Region 1</text:p>
                <draw:g>
                  <svg:desc>'Difference of Trucks'.H1:'Difference of Trucks'.H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Region 2</text:p>
                <draw:g>
                  <svg:desc>'Difference of Trucks'.J1:'Difference of Trucks'.J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Region 3</text:p>
                <draw:g>
                  <svg:desc>'Difference of Trucks'.L1:'Difference of Trucks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aste</text:p>
                <draw:g>
                  <svg:desc>'Difference of Trucks'.L2:'Difference of Trucks'.L2</svg:desc>
                </draw:g>
              </table:table-cell>
              <table:table-cell office:value-type="float" office:value="59.79">
                <text:p>59.79</text:p>
                <draw:g>
                  <svg:desc>'Difference of Trucks'.I3:'Difference of Trucks'.I7</svg:desc>
                </draw:g>
              </table:table-cell>
              <table:table-cell office:value-type="float" office:value="992.79">
                <text:p>992.79</text:p>
                <draw:g>
                  <svg:desc>'Difference of Trucks'.H3:'Difference of Trucks'.H7</svg:desc>
                </draw:g>
              </table:table-cell>
              <table:table-cell office:value-type="float" office:value="66.26">
                <text:p>66.26</text:p>
                <draw:g>
                  <svg:desc>'Difference of Trucks'.K3:'Difference of Trucks'.K7</svg:desc>
                </draw:g>
              </table:table-cell>
              <table:table-cell office:value-type="float" office:value="996.93">
                <text:p>996.93</text:p>
                <draw:g>
                  <svg:desc>'Difference of Trucks'.J3:'Difference of Trucks'.J7</svg:desc>
                </draw:g>
              </table:table-cell>
              <table:table-cell office:value-type="float" office:value="60.29">
                <text:p>60.29</text:p>
                <draw:g>
                  <svg:desc>'Difference of Trucks'.M3:'Difference of Trucks'.M7</svg:desc>
                </draw:g>
              </table:table-cell>
              <table:table-cell office:value-type="float" office:value="984.83">
                <text:p>984.83</text:p>
                <draw:g>
                  <svg:desc>'Difference of Trucks'.L3:'Difference of Trucks'.L7</svg:desc>
                </draw:g>
              </table:table-cell>
            </table:table-row>
            <table:table-row>
              <table:table-cell office:value-type="string"/>
              <table:table-cell office:value-type="float" office:value="42.47">
                <text:p>42.47</text:p>
              </table:table-cell>
              <table:table-cell office:value-type="float" office:value="996.93">
                <text:p>996.93</text:p>
              </table:table-cell>
              <table:table-cell office:value-type="float" office:value="65.67">
                <text:p>65.67</text:p>
              </table:table-cell>
              <table:table-cell office:value-type="float" office:value="1003.48">
                <text:p>1003.48</text:p>
              </table:table-cell>
              <table:table-cell office:value-type="float" office:value="61.2">
                <text:p>61.2</text:p>
              </table:table-cell>
              <table:table-cell office:value-type="float" office:value="995.64">
                <text:p>995.64</text:p>
              </table:table-cell>
            </table:table-row>
            <table:table-row>
              <table:table-cell office:value-type="string"/>
              <table:table-cell office:value-type="float" office:value="66.54">
                <text:p>66.54</text:p>
              </table:table-cell>
              <table:table-cell office:value-type="float" office:value="999.82">
                <text:p>999.82</text:p>
              </table:table-cell>
              <table:table-cell office:value-type="float" office:value="84.59">
                <text:p>84.59</text:p>
              </table:table-cell>
              <table:table-cell office:value-type="float" office:value="988.4">
                <text:p>988.4</text:p>
              </table:table-cell>
              <table:table-cell office:value-type="float" office:value="61.09">
                <text:p>61.09</text:p>
              </table:table-cell>
              <table:table-cell office:value-type="float" office:value="997.59">
                <text:p>997.59</text:p>
              </table:table-cell>
            </table:table-row>
            <table:table-row>
              <table:table-cell office:value-type="string"/>
              <table:table-cell office:value-type="float" office:value="112.57">
                <text:p>112.57</text:p>
              </table:table-cell>
              <table:table-cell office:value-type="float" office:value="971.630000000001">
                <text:p>971.630000000001</text:p>
              </table:table-cell>
              <table:table-cell office:value-type="float" office:value="66.05">
                <text:p>66.05</text:p>
              </table:table-cell>
              <table:table-cell office:value-type="float" office:value="980.52">
                <text:p>980.52</text:p>
              </table:table-cell>
              <table:table-cell office:value-type="float" office:value="81.17">
                <text:p>81.17</text:p>
              </table:table-cell>
              <table:table-cell office:value-type="float" office:value="987.42">
                <text:p>987.42</text:p>
              </table:table-cell>
            </table:table-row>
            <table:table-row>
              <table:table-cell office:value-type="string"/>
              <table:table-cell office:value-type="float" office:value="41.73">
                <text:p>41.73</text:p>
              </table:table-cell>
              <table:table-cell office:value-type="float" office:value="321.759999999999">
                <text:p>321.759999999999</text:p>
              </table:table-cell>
              <table:table-cell office:value-type="float" office:value="87.51">
                <text:p>87.51</text:p>
              </table:table-cell>
              <table:table-cell office:value-type="float" office:value="992.93">
                <text:p>992.93</text:p>
              </table:table-cell>
              <table:table-cell office:value-type="float" office:value="50.29">
                <text:p>50.29</text:p>
              </table:table-cell>
              <table:table-cell office:value-type="float" office:value="214.97">
                <text:p>214.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width="0.051cm" svg:stroke-color="#b3b3b3" draw:fill="none" draw:fill-color="#e6e6e6"/>
      <style:text-properties fo:font-family="'Roboto Medium'" style:font-style-name="Regular"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8000" draw:fill-color="#008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e0e90" draw:fill-color="#0e0e9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85cm" svg:y="0.316cm" chart:style-name="ch2">
          <text:p>Waste VS Distance</text:p>
        </chart:title>
        <chart:subtitle svg:x="6.303cm" svg:y="1.275cm" chart:style-name="ch3">
          <text:p>For restricted case</text:p>
        </chart:subtitle>
        <chart:legend chart:legend-position="end" svg:x="13.005cm" svg:y="3.995cm" style:legend-expansion="custom" svg:width="2.483cm" svg:height="1.594cm" style:legend-expansion-aspect-ratio="1.55771643663739" chart:style-name="ch4"/>
        <chart:plot-area chart:style-name="ch5" table:cell-range-address="'Distance VS Garbage'.A3:'Distance VS Garbage'.C8 'Distance VS Garbage'.A1:'Distance VS Garbage'.A1 'Distance VS Garbage'.C1:'Distance VS Garbage'.C1 'Distance VS Garbage'.E1:'Distance VS Garbage'.E1 'Distance VS Garbage'.E3:'Distance VS Garbage'.E8" chart:data-source-has-labels="row" svg:x="1.331cm" svg:y="2.138cm" svg:width="11.629cm" svg:height="5.701cm">
          <chart:coordinate-region svg:x="2.323cm" svg:y="2.337cm" svg:width="10.357cm" svg:height="4.855cm"/>
          <chart:axis chart:dimension="x" chart:name="primary-x" chart:style-name="ch6">
            <chart:title svg:x="5.461cm" svg:y="8.019cm" chart:style-name="ch7">
              <text:p>Distance Travelled (m)</text:p>
            </chart:title>
            <chart:grid chart:style-name="ch8" chart:class="major"/>
          </chart:axis>
          <chart:axis chart:dimension="y" chart:name="primary-y" chart:style-name="ch9">
            <chart:title svg:x="0.451cm" svg:y="6.593cm" chart:style-name="ch10">
              <text:p>Waste Collected (KG)</text:p>
            </chart:title>
            <chart:grid chart:style-name="ch8" chart:class="major"/>
          </chart:axis>
          <chart:series chart:style-name="ch11" chart:values-cell-range-address="'Distance VS Garbage'.A3:'Distance VS Garbage'.A8" chart:label-cell-address="'Distance VS Garbage'.A1:'Distance VS Garbage'.A1" chart:class="chart:scatter">
            <chart:domain table:cell-range-address="'Distance VS Garbage'.B3:'Distance VS Garbage'.B8"/>
            <chart:data-point chart:repeated="6"/>
          </chart:series>
          <chart:series chart:style-name="ch12" chart:values-cell-range-address="'Distance VS Garbage'.C3:'Distance VS Garbage'.C8" chart:label-cell-address="'Distance VS Garbage'.C1:'Distance VS Garbage'.C1" chart:class="chart:scatter">
            <chart:domain table:cell-range-address="'Distance VS Garbage'.D3:'Distance VS Garbage'.D8"/>
            <chart:data-point chart:repeated="6"/>
          </chart:series>
          <chart:series chart:style-name="ch13" chart:values-cell-range-address="'Distance VS Garbage'.E3:'Distance VS Garbage'.E8" chart:label-cell-address="'Distance VS Garbage'.E1:'Distance VS Garbage'.E1" chart:class="chart:scatter">
            <chart:domain table:cell-range-address="'Distance VS Garbage'.F3:'Distance VS Garbage'.F8"/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gion 1</text:p>
                <draw:g>
                  <svg:desc>'Distance VS Garbage'.A1:'Distance VS Garbage'.A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Region 2</text:p>
                <draw:g>
                  <svg:desc>'Distance VS Garbage'.C1:'Distance VS Garbage'.C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Region 3</text:p>
                <draw:g>
                  <svg:desc>'Distance VS Garbage'.E1:'Distance VS Garbage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.79">
                <text:p>39.79</text:p>
                <draw:g>
                  <svg:desc>'Distance VS Garbage'.B3:'Distance VS Garbage'.B8</svg:desc>
                </draw:g>
              </table:table-cell>
              <table:table-cell office:value-type="float" office:value="999.89">
                <text:p>999.89</text:p>
                <draw:g>
                  <svg:desc>'Distance VS Garbage'.A3:'Distance VS Garbage'.A8</svg:desc>
                </draw:g>
              </table:table-cell>
              <table:table-cell office:value-type="float" office:value="63.11">
                <text:p>63.11</text:p>
                <draw:g>
                  <svg:desc>'Distance VS Garbage'.D3:'Distance VS Garbage'.D8</svg:desc>
                </draw:g>
              </table:table-cell>
              <table:table-cell office:value-type="float" office:value="997.36">
                <text:p>997.36</text:p>
                <draw:g>
                  <svg:desc>'Distance VS Garbage'.C3:'Distance VS Garbage'.C8</svg:desc>
                </draw:g>
              </table:table-cell>
              <table:table-cell office:value-type="float" office:value="59.22">
                <text:p>59.22</text:p>
                <draw:g>
                  <svg:desc>'Distance VS Garbage'.F3:'Distance VS Garbage'.F8</svg:desc>
                </draw:g>
              </table:table-cell>
              <table:table-cell office:value-type="float" office:value="999.4">
                <text:p>999.4</text:p>
                <draw:g>
                  <svg:desc>'Distance VS Garbage'.E3:'Distance VS Garbage'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58">
                <text:p>99.58</text:p>
              </table:table-cell>
              <table:table-cell office:value-type="float" office:value="1992.68">
                <text:p>1992.68</text:p>
              </table:table-cell>
              <table:table-cell office:value-type="float" office:value="129.37">
                <text:p>129.37</text:p>
              </table:table-cell>
              <table:table-cell office:value-type="float" office:value="1994.29">
                <text:p>1994.29</text:p>
              </table:table-cell>
              <table:table-cell office:value-type="float" office:value="119.51">
                <text:p>119.51</text:p>
              </table:table-cell>
              <table:table-cell office:value-type="float" office:value="1984.23">
                <text:p>1984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2.05">
                <text:p>142.05</text:p>
              </table:table-cell>
              <table:table-cell office:value-type="float" office:value="2989.61">
                <text:p>2989.61</text:p>
              </table:table-cell>
              <table:table-cell office:value-type="float" office:value="195.04">
                <text:p>195.04</text:p>
              </table:table-cell>
              <table:table-cell office:value-type="float" office:value="2997.77">
                <text:p>2997.77</text:p>
              </table:table-cell>
              <table:table-cell office:value-type="float" office:value="180.71">
                <text:p>180.71</text:p>
              </table:table-cell>
              <table:table-cell office:value-type="float" office:value="2979.87">
                <text:p>2979.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8.59">
                <text:p>208.59</text:p>
              </table:table-cell>
              <table:table-cell office:value-type="float" office:value="3989.43">
                <text:p>3989.43</text:p>
              </table:table-cell>
              <table:table-cell office:value-type="float" office:value="279.63">
                <text:p>279.63</text:p>
              </table:table-cell>
              <table:table-cell office:value-type="float" office:value="3986.17">
                <text:p>3986.17</text:p>
              </table:table-cell>
              <table:table-cell office:value-type="float" office:value="241.8">
                <text:p>241.8</text:p>
              </table:table-cell>
              <table:table-cell office:value-type="float" office:value="3977.46">
                <text:p>3977.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1.16">
                <text:p>321.16</text:p>
              </table:table-cell>
              <table:table-cell office:value-type="float" office:value="4961.06">
                <text:p>4961.06</text:p>
              </table:table-cell>
              <table:table-cell office:value-type="float" office:value="345.68">
                <text:p>345.68</text:p>
              </table:table-cell>
              <table:table-cell office:value-type="float" office:value="4966.69">
                <text:p>4966.69</text:p>
              </table:table-cell>
              <table:table-cell office:value-type="float" office:value="322.97">
                <text:p>322.97</text:p>
              </table:table-cell>
              <table:table-cell office:value-type="float" office:value="4964.88">
                <text:p>4964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2.89">
                <text:p>362.89</text:p>
              </table:table-cell>
              <table:table-cell office:value-type="float" office:value="5282.82">
                <text:p>5282.82</text:p>
              </table:table-cell>
              <table:table-cell office:value-type="float" office:value="433.19">
                <text:p>433.19</text:p>
              </table:table-cell>
              <table:table-cell office:value-type="float" office:value="5959.62">
                <text:p>5959.62</text:p>
              </table:table-cell>
              <table:table-cell office:value-type="float" office:value="373.26">
                <text:p>373.26</text:p>
              </table:table-cell>
              <table:table-cell office:value-type="float" office:value="5179.85">
                <text:p>5179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4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74cm" svg:y="0.316cm" chart:style-name="ch2">
          <text:p>Distance VS Garbage</text:p>
        </chart:title>
        <chart:subtitle svg:x="6.303cm" svg:y="1.275cm" chart:style-name="ch3">
          <text:p>For restricted case</text:p>
        </chart:subtitle>
        <chart:legend chart:legend-position="end" svg:x="12.867cm" svg:y="4.021cm" style:legend-expansion="custom" svg:width="2.483cm" svg:height="1.594cm" style:legend-expansion-aspect-ratio="1.55771643663739" chart:style-name="ch4"/>
        <chart:plot-area chart:style-name="ch5" table:cell-range-address="'Distance VS Garbage'.D3:'Distance VS Garbage'.F8 'Distance VS Garbage'.A3:'Distance VS Garbage'.B8 'Distance VS Garbage'.A1:'Distance VS Garbage'.A1 'Distance VS Garbage'.C1:'Distance VS Garbage'.C1 'Distance VS Garbage'.E1:'Distance VS Garbage'.E1" chart:data-source-has-labels="both" svg:x="1.331cm" svg:y="2.138cm" svg:width="11.656cm" svg:height="5.701cm">
          <chart:coordinate-region svg:x="2.138cm" svg:y="2.337cm" svg:width="10.477cm" svg:height="4.855cm"/>
          <chart:axis chart:dimension="x" chart:name="primary-x" chart:style-name="ch6" chartooo:axis-type="auto">
            <chart:title svg:x="5.369cm" svg:y="8.019cm" chart:style-name="ch7">
              <text:p>Garbage Collected (KG)</text:p>
            </chart:title>
            <chart:categories table:cell-range-address="'Distance VS Garbage'.E3:'Distance VS Garbage'.E8"/>
          </chart:axis>
          <chart:axis chart:dimension="y" chart:name="primary-y" chart:style-name="ch8">
            <chart:title svg:x="0.451cm" svg:y="6.672cm" chart:style-name="ch9">
              <text:p>Distance Travelled (m)</text:p>
            </chart:title>
          </chart:axis>
          <chart:series chart:style-name="ch10" chart:values-cell-range-address="'Distance VS Garbage'.B3:'Distance VS Garbage'.B8" chart:label-cell-address="'Distance VS Garbage'.A1:'Distance VS Garbage'.A1" chart:class="chart:scatter">
            <chart:domain table:cell-range-address="'Distance VS Garbage'.A3:'Distance VS Garbage'.A8"/>
            <chart:data-point chart:repeated="6"/>
          </chart:series>
          <chart:series chart:style-name="ch11" chart:values-cell-range-address="'Distance VS Garbage'.D3:'Distance VS Garbage'.D8" chart:label-cell-address="'Distance VS Garbage'.C1:'Distance VS Garbage'.C1" chart:class="chart:scatter">
            <chart:domain table:cell-range-address="'Distance VS Garbage'.C3:'Distance VS Garbage'.C8"/>
            <chart:data-point chart:repeated="6"/>
          </chart:series>
          <chart:series chart:style-name="ch12" chart:values-cell-range-address="'Distance VS Garbage'.F3:'Distance VS Garbage'.F8" chart:label-cell-address="'Distance VS Garbage'.E1:'Distance VS Garbage'.E1" chart:class="chart:scatter">
            <chart:domain table:cell-range-address="'Distance VS Garbage'.E3:'Distance VS Garbage'.E8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gion 1</text:p>
                <draw:g>
                  <svg:desc>'Distance VS Garbage'.A1:'Distance VS Garbage'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egion 2</text:p>
                <draw:g>
                  <svg:desc>'Distance VS Garbage'.C1:'Distance VS Garbage'.C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Region 3</text:p>
                <draw:g>
                  <svg:desc>'Distance VS Garbage'.E1:'Distance VS Garbage'.E1</svg:desc>
                </draw:g>
              </table:table-cell>
            </table:table-row>
          </table:table-header-rows>
          <table:table-rows>
            <table:table-row>
              <table:table-cell office:value-type="float" office:value="999.4">
                <text:p>999.4</text:p>
                <draw:g>
                  <svg:desc>'Distance VS Garbage'.E3:'Distance VS Garbage'.E8</svg:desc>
                </draw:g>
              </table:table-cell>
              <table:table-cell office:value-type="float" office:value="999.89">
                <text:p>999.89</text:p>
                <draw:g>
                  <svg:desc>'Distance VS Garbage'.A3:'Distance VS Garbage'.A8</svg:desc>
                </draw:g>
              </table:table-cell>
              <table:table-cell office:value-type="float" office:value="39.79">
                <text:p>39.79</text:p>
                <draw:g>
                  <svg:desc>'Distance VS Garbage'.B3:'Distance VS Garbage'.B8</svg:desc>
                </draw:g>
              </table:table-cell>
              <table:table-cell office:value-type="float" office:value="997.36">
                <text:p>997.36</text:p>
                <draw:g>
                  <svg:desc>'Distance VS Garbage'.C3:'Distance VS Garbage'.C8</svg:desc>
                </draw:g>
              </table:table-cell>
              <table:table-cell office:value-type="float" office:value="63.11">
                <text:p>63.11</text:p>
                <draw:g>
                  <svg:desc>'Distance VS Garbage'.D3:'Distance VS Garbage'.D8</svg:desc>
                </draw:g>
              </table:table-cell>
              <table:table-cell office:value-type="float" office:value="999.4">
                <text:p>999.4</text:p>
                <draw:g>
                  <svg:desc>'Distance VS Garbage'.E3:'Distance VS Garbage'.E8</svg:desc>
                </draw:g>
              </table:table-cell>
              <table:table-cell office:value-type="float" office:value="59.22">
                <text:p>59.22</text:p>
                <draw:g>
                  <svg:desc>'Distance VS Garbage'.F3:'Distance VS Garbage'.F8</svg:desc>
                </draw:g>
              </table:table-cell>
            </table:table-row>
            <table:table-row>
              <table:table-cell office:value-type="float" office:value="1984.23">
                <text:p>1984.23</text:p>
              </table:table-cell>
              <table:table-cell office:value-type="float" office:value="1992.68">
                <text:p>1992.68</text:p>
              </table:table-cell>
              <table:table-cell office:value-type="float" office:value="99.58">
                <text:p>99.58</text:p>
              </table:table-cell>
              <table:table-cell office:value-type="float" office:value="1994.29">
                <text:p>1994.29</text:p>
              </table:table-cell>
              <table:table-cell office:value-type="float" office:value="129.37">
                <text:p>129.37</text:p>
              </table:table-cell>
              <table:table-cell office:value-type="float" office:value="1984.23">
                <text:p>1984.23</text:p>
              </table:table-cell>
              <table:table-cell office:value-type="float" office:value="119.51">
                <text:p>119.51</text:p>
              </table:table-cell>
            </table:table-row>
            <table:table-row>
              <table:table-cell office:value-type="float" office:value="2979.87">
                <text:p>2979.87</text:p>
              </table:table-cell>
              <table:table-cell office:value-type="float" office:value="2989.61">
                <text:p>2989.61</text:p>
              </table:table-cell>
              <table:table-cell office:value-type="float" office:value="142.05">
                <text:p>142.05</text:p>
              </table:table-cell>
              <table:table-cell office:value-type="float" office:value="2997.77">
                <text:p>2997.77</text:p>
              </table:table-cell>
              <table:table-cell office:value-type="float" office:value="195.04">
                <text:p>195.04</text:p>
              </table:table-cell>
              <table:table-cell office:value-type="float" office:value="2979.87">
                <text:p>2979.87</text:p>
              </table:table-cell>
              <table:table-cell office:value-type="float" office:value="180.71">
                <text:p>180.71</text:p>
              </table:table-cell>
            </table:table-row>
            <table:table-row>
              <table:table-cell office:value-type="float" office:value="3977.46">
                <text:p>3977.46</text:p>
              </table:table-cell>
              <table:table-cell office:value-type="float" office:value="3989.43">
                <text:p>3989.43</text:p>
              </table:table-cell>
              <table:table-cell office:value-type="float" office:value="208.59">
                <text:p>208.59</text:p>
              </table:table-cell>
              <table:table-cell office:value-type="float" office:value="3986.17">
                <text:p>3986.17</text:p>
              </table:table-cell>
              <table:table-cell office:value-type="float" office:value="279.63">
                <text:p>279.63</text:p>
              </table:table-cell>
              <table:table-cell office:value-type="float" office:value="3977.46">
                <text:p>3977.46</text:p>
              </table:table-cell>
              <table:table-cell office:value-type="float" office:value="241.8">
                <text:p>241.8</text:p>
              </table:table-cell>
            </table:table-row>
            <table:table-row>
              <table:table-cell office:value-type="float" office:value="4964.88">
                <text:p>4964.88</text:p>
              </table:table-cell>
              <table:table-cell office:value-type="float" office:value="4961.06">
                <text:p>4961.06</text:p>
              </table:table-cell>
              <table:table-cell office:value-type="float" office:value="321.16">
                <text:p>321.16</text:p>
              </table:table-cell>
              <table:table-cell office:value-type="float" office:value="4966.69">
                <text:p>4966.69</text:p>
              </table:table-cell>
              <table:table-cell office:value-type="float" office:value="345.68">
                <text:p>345.68</text:p>
              </table:table-cell>
              <table:table-cell office:value-type="float" office:value="4964.88">
                <text:p>4964.88</text:p>
              </table:table-cell>
              <table:table-cell office:value-type="float" office:value="322.97">
                <text:p>322.97</text:p>
              </table:table-cell>
            </table:table-row>
            <table:table-row>
              <table:table-cell office:value-type="float" office:value="5179.85">
                <text:p>5179.85</text:p>
              </table:table-cell>
              <table:table-cell office:value-type="float" office:value="5282.82">
                <text:p>5282.82</text:p>
              </table:table-cell>
              <table:table-cell office:value-type="float" office:value="362.89">
                <text:p>362.89</text:p>
              </table:table-cell>
              <table:table-cell office:value-type="float" office:value="5959.62">
                <text:p>5959.62</text:p>
              </table:table-cell>
              <table:table-cell office:value-type="float" office:value="433.19">
                <text:p>433.19</text:p>
              </table:table-cell>
              <table:table-cell office:value-type="float" office:value="5179.85">
                <text:p>5179.85</text:p>
              </table:table-cell>
              <table:table-cell office:value-type="float" office:value="373.26">
                <text:p>373.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width="0.025cm" svg:stroke-color="#b3b3b3" draw:fill="none" draw:fill-color="#e6e6e6"/>
      <style:text-properties fo:font-family="'Roboto Medium'" style:font-style-name="Regular"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family="'Roboto Medium'" style:font-style-name="Regular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Roboto Medium'" style:font-style-name="Regular"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e0e9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901cm" svg:height="10.632cm" xlink:href=".." xlink:type="simple" chart:class="chart:bar" chart:style-name="ch1">
        <chart:title svg:x="4.922cm" svg:y="0.348cm" chart:style-name="ch2">
          <text:p>Waste difference comparison of Truck cases</text:p>
        </chart:title>
        <chart:legend chart:legend-position="top" svg:x="6.568cm" svg:y="1.312cm" style:legend-expansion="wide" chart:style-name="ch3"/>
        <chart:plot-area chart:style-name="ch4" table:cell-range-address="'Difference of Trucks'.G3:'Difference of Trucks'.H7 'Difference of Trucks'.H1:'Difference of Trucks'.H1 'Difference of Trucks'.J1:'Difference of Trucks'.J1 'Difference of Trucks'.J3:'Difference of Trucks'.J7 'Difference of Trucks'.L1:'Difference of Trucks'.L1 'Difference of Trucks'.L3:'Difference of Trucks'.L7" chart:data-source-has-labels="both" svg:x="1.389cm" svg:y="2.201cm" svg:width="17.134cm" svg:height="7.238cm">
          <chart:coordinate-region svg:x="4.339cm" svg:y="2.928cm" svg:width="13.812cm" svg:height="6.511cm"/>
          <chart:axis chart:dimension="x" chart:name="primary-x" chart:style-name="ch5" chartooo:axis-type="auto">
            <chartooo:date-scale/>
            <chart:title svg:x="0.451cm" svg:y="7.306cm" chart:style-name="ch6">
              <text:p>Difference of Trucks</text:p>
            </chart:title>
            <chart:categories table:cell-range-address="'Difference of Trucks'.G3:'Difference of Trucks'.G7"/>
          </chart:axis>
          <chart:axis chart:dimension="y" chart:name="primary-y" chart:style-name="ch7">
            <chart:title svg:x="8.377cm" svg:y="9.651cm" chart:style-name="ch8">
              <text:p>Waste Collected (Kg)</text:p>
            </chart:title>
          </chart:axis>
          <chart:series chart:style-name="ch9" chart:values-cell-range-address="'Difference of Trucks'.H3:'Difference of Trucks'.H7" chart:label-cell-address="'Difference of Trucks'.H1:'Difference of Trucks'.H1" chart:class="chart:bar">
            <chart:data-point chart:repeated="5"/>
          </chart:series>
          <chart:series chart:style-name="ch10" chart:values-cell-range-address="'Difference of Trucks'.J3:'Difference of Trucks'.J7" chart:label-cell-address="'Difference of Trucks'.J1:'Difference of Trucks'.J1" chart:class="chart:bar">
            <chart:data-point chart:repeated="5"/>
          </chart:series>
          <chart:series chart:style-name="ch11" chart:values-cell-range-address="'Difference of Trucks'.L3:'Difference of Trucks'.L7" chart:label-cell-address="'Difference of Trucks'.L1:'Difference of Trucks'.L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Difference of Trucks'.H1:'Difference of Trucks'.H1</svg:desc>
                </draw:g>
              </table:table-cell>
              <table:table-cell office:value-type="string">
                <text:p>Region 2</text:p>
                <draw:g>
                  <svg:desc>'Difference of Trucks'.J1:'Difference of Trucks'.J1</svg:desc>
                </draw:g>
              </table:table-cell>
              <table:table-cell office:value-type="string">
                <text:p>Region 3</text:p>
                <draw:g>
                  <svg:desc>'Difference of Trucks'.L1:'Difference of Trucks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Truck - 1 Truck</text:p>
                <draw:g>
                  <svg:desc>'Difference of Trucks'.G3:'Difference of Trucks'.G7</svg:desc>
                </draw:g>
              </table:table-cell>
              <table:table-cell office:value-type="float" office:value="992.79">
                <text:p>992.79</text:p>
                <draw:g>
                  <svg:desc>'Difference of Trucks'.H3:'Difference of Trucks'.H7</svg:desc>
                </draw:g>
              </table:table-cell>
              <table:table-cell office:value-type="float" office:value="996.93">
                <text:p>996.93</text:p>
                <draw:g>
                  <svg:desc>'Difference of Trucks'.J3:'Difference of Trucks'.J7</svg:desc>
                </draw:g>
              </table:table-cell>
              <table:table-cell office:value-type="float" office:value="984.83">
                <text:p>984.83</text:p>
                <draw:g>
                  <svg:desc>'Difference of Trucks'.L3:'Difference of Trucks'.L7</svg:desc>
                </draw:g>
              </table:table-cell>
            </table:table-row>
            <table:table-row>
              <table:table-cell office:value-type="string">
                <text:p>3 Truck – 2  Truck</text:p>
              </table:table-cell>
              <table:table-cell office:value-type="float" office:value="996.93">
                <text:p>996.93</text:p>
              </table:table-cell>
              <table:table-cell office:value-type="float" office:value="1003.48">
                <text:p>1003.48</text:p>
              </table:table-cell>
              <table:table-cell office:value-type="float" office:value="995.64">
                <text:p>995.64</text:p>
              </table:table-cell>
            </table:table-row>
            <table:table-row>
              <table:table-cell office:value-type="string">
                <text:p>4 Truck – 3 Truck</text:p>
              </table:table-cell>
              <table:table-cell office:value-type="float" office:value="999.82">
                <text:p>999.82</text:p>
              </table:table-cell>
              <table:table-cell office:value-type="float" office:value="988.4">
                <text:p>988.4</text:p>
              </table:table-cell>
              <table:table-cell office:value-type="float" office:value="997.59">
                <text:p>997.59</text:p>
              </table:table-cell>
            </table:table-row>
            <table:table-row>
              <table:table-cell office:value-type="string">
                <text:p>5 Truck – 4 Truck</text:p>
              </table:table-cell>
              <table:table-cell office:value-type="float" office:value="971.630000000001">
                <text:p>971.630000000001</text:p>
              </table:table-cell>
              <table:table-cell office:value-type="float" office:value="980.52">
                <text:p>980.52</text:p>
              </table:table-cell>
              <table:table-cell office:value-type="float" office:value="987.42">
                <text:p>987.42</text:p>
              </table:table-cell>
            </table:table-row>
            <table:table-row>
              <table:table-cell office:value-type="string">
                <text:p>6 Truck – 5 Truck</text:p>
              </table:table-cell>
              <table:table-cell office:value-type="float" office:value="321.759999999999">
                <text:p>321.759999999999</text:p>
              </table:table-cell>
              <table:table-cell office:value-type="float" office:value="992.93">
                <text:p>992.93</text:p>
              </table:table-cell>
              <table:table-cell office:value-type="float" office:value="214.97">
                <text:p>214.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width="0.025cm" svg:stroke-color="#b3b3b3" draw:fill="none" draw:fill-color="#e6e6e6"/>
      <style:text-properties fo:font-family="'Roboto Medium'" style:font-style-name="Regular"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0"/>
      <style:graphic-properties svg:stroke-color="#b3b3b3"/>
      <style:text-properties fo:font-family="'Roboto Medium'" style:font-style-name="Regular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Roboto Medium'" style:font-style-name="Regular"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e0e90" dr3d:edge-rounding="5%"/>
      <style:text-properties fo:font-size="10pt" style:font-size-asian="10pt" style:font-size-complex="10pt"/>
    </style:style>
    <style:style style:name="ch12" style:family="chart">
      <style:graphic-properties draw:stroke="solid" svg:stroke-width="0.025cm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34cm" svg:y="0.316cm" chart:style-name="ch2">
          <text:p>Distance difference comparison of Truck cases</text:p>
        </chart:title>
        <chart:legend chart:legend-position="top" svg:x="5.118cm" svg:y="1.28cm" style:legend-expansion="wide" chart:style-name="ch3"/>
        <chart:plot-area chart:style-name="ch4" table:cell-range-address="'Difference of Trucks'.G3:'Difference of Trucks'.G7 'Difference of Trucks'.H1:'Difference of Trucks'.H1 'Difference of Trucks'.I3:'Difference of Trucks'.I7 'Difference of Trucks'.J1:'Difference of Trucks'.J1 'Difference of Trucks'.K3:'Difference of Trucks'.K7 'Difference of Trucks'.L1:'Difference of Trucks'.L1 'Difference of Trucks'.M3:'Difference of Trucks'.M7" chart:data-source-has-labels="both" svg:x="1.331cm" svg:y="2.137cm" svg:width="14.349cm" svg:height="5.702cm">
          <chart:coordinate-region svg:x="4.281cm" svg:y="2.864cm" svg:width="11.119cm" svg:height="4.975cm"/>
          <chart:axis chart:dimension="x" chart:name="primary-x" chart:style-name="ch5" chartooo:axis-type="auto">
            <chartooo:date-scale/>
            <chart:title svg:x="0.451cm" svg:y="6.302cm" chart:style-name="ch6">
              <text:p>Trucks Difference</text:p>
            </chart:title>
            <chart:categories table:cell-range-address="'Difference of Trucks'.G3:'Difference of Trucks'.G7"/>
          </chart:axis>
          <chart:axis chart:dimension="y" chart:name="primary-y" chart:style-name="ch7">
            <chart:title svg:x="7.429cm" svg:y="8.019cm" chart:style-name="ch8">
              <text:p>Distance (Km)</text:p>
            </chart:title>
          </chart:axis>
          <chart:series chart:style-name="ch9" chart:values-cell-range-address="'Difference of Trucks'.I3:'Difference of Trucks'.I7" chart:label-cell-address="'Difference of Trucks'.H1:'Difference of Trucks'.H1" chart:class="chart:bar">
            <chart:data-point chart:repeated="5"/>
            <loext:propertry-mapping loext:property="BorderColor" loext:cell-range-address="'Difference of Trucks'.H1:'Difference of Trucks'.H1"/>
          </chart:series>
          <chart:series chart:style-name="ch10" chart:values-cell-range-address="'Difference of Trucks'.K3:'Difference of Trucks'.K7" chart:label-cell-address="'Difference of Trucks'.J1:'Difference of Trucks'.J1" chart:class="chart:bar">
            <chart:data-point chart:repeated="5"/>
          </chart:series>
          <chart:series chart:style-name="ch11" chart:values-cell-range-address="'Difference of Trucks'.M3:'Difference of Trucks'.M7" chart:label-cell-address="'Difference of Trucks'.L1:'Difference of Trucks'.L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Difference of Trucks'.H1:'Difference of Trucks'.H1</svg:desc>
                </draw:g>
              </table:table-cell>
              <table:table-cell office:value-type="string">
                <text:p/>
              </table:table-cell>
              <table:table-cell office:value-type="string">
                <text:p>Region 2</text:p>
                <draw:g>
                  <svg:desc>'Difference of Trucks'.J1:'Difference of Trucks'.J1</svg:desc>
                </draw:g>
              </table:table-cell>
              <table:table-cell office:value-type="string">
                <text:p>Region 3</text:p>
                <draw:g>
                  <svg:desc>'Difference of Trucks'.L1:'Difference of Trucks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Truck - 1 Truck</text:p>
                <draw:g>
                  <svg:desc>'Difference of Trucks'.G3:'Difference of Trucks'.G7</svg:desc>
                </draw:g>
              </table:table-cell>
              <table:table-cell office:value-type="float" office:value="59.79">
                <text:p>59.79</text:p>
                <draw:g>
                  <svg:desc>'Difference of Trucks'.I3:'Difference of Trucks'.I7</svg:desc>
                </draw:g>
              </table:table-cell>
              <table:table-cell office:value-type="float" office:value="NaN">
                <text:p>NaN</text:p>
                <draw:g>
                  <svg:desc>'Difference of Trucks'.H1:'Difference of Trucks'.H1</svg:desc>
                </draw:g>
              </table:table-cell>
              <table:table-cell office:value-type="float" office:value="66.26">
                <text:p>66.26</text:p>
                <draw:g>
                  <svg:desc>'Difference of Trucks'.K3:'Difference of Trucks'.K7</svg:desc>
                </draw:g>
              </table:table-cell>
              <table:table-cell office:value-type="float" office:value="60.29">
                <text:p>60.29</text:p>
                <draw:g>
                  <svg:desc>'Difference of Trucks'.M3:'Difference of Trucks'.M7</svg:desc>
                </draw:g>
              </table:table-cell>
            </table:table-row>
            <table:table-row>
              <table:table-cell office:value-type="string">
                <text:p>3 Truck – 2  Truck</text:p>
              </table:table-cell>
              <table:table-cell office:value-type="float" office:value="42.47">
                <text:p>42.47</text:p>
              </table:table-cell>
              <table:table-cell office:value-type="float" office:value="NaN">
                <text:p>NaN</text:p>
              </table:table-cell>
              <table:table-cell office:value-type="float" office:value="65.67">
                <text:p>65.67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4 Truck – 3 Truck</text:p>
              </table:table-cell>
              <table:table-cell office:value-type="float" office:value="66.54">
                <text:p>66.54</text:p>
              </table:table-cell>
              <table:table-cell office:value-type="float" office:value="NaN">
                <text:p>NaN</text:p>
              </table:table-cell>
              <table:table-cell office:value-type="float" office:value="84.59">
                <text:p>84.59</text:p>
              </table:table-cell>
              <table:table-cell office:value-type="float" office:value="61.09">
                <text:p>61.09</text:p>
              </table:table-cell>
            </table:table-row>
            <table:table-row>
              <table:table-cell office:value-type="string">
                <text:p>5 Truck – 4 Truck</text:p>
              </table:table-cell>
              <table:table-cell office:value-type="float" office:value="112.57">
                <text:p>112.57</text:p>
              </table:table-cell>
              <table:table-cell office:value-type="float" office:value="NaN">
                <text:p>NaN</text:p>
              </table:table-cell>
              <table:table-cell office:value-type="float" office:value="66.05">
                <text:p>66.05</text:p>
              </table:table-cell>
              <table:table-cell office:value-type="float" office:value="81.17">
                <text:p>81.17</text:p>
              </table:table-cell>
            </table:table-row>
            <table:table-row>
              <table:table-cell office:value-type="string">
                <text:p>6 Truck – 5 Truck</text:p>
              </table:table-cell>
              <table:table-cell office:value-type="float" office:value="41.73">
                <text:p>41.73</text:p>
              </table:table-cell>
              <table:table-cell office:value-type="float" office:value="NaN">
                <text:p>NaN</text:p>
              </table:table-cell>
              <table:table-cell office:value-type="float" office:value="87.51">
                <text:p>87.51</text:p>
              </table:table-cell>
              <table:table-cell office:value-type="float" office:value="50.29">
                <text:p>50.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CMU Serif'" style:font-style-name="Roman" style:font-family-generic="roman"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CMU Serif'" style:font-style-name="Roman" style:font-family-generic="roman"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 style:rotation-angle="45"/>
      <style:graphic-properties svg:stroke-color="#b3b3b3"/>
      <style:text-properties fo:font-family="'CMU Serif'" style:font-style-name="Roman" style:font-family-generic="roman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CMU Serif'" style:font-style-name="Roman" style:font-family-generic="roman" fo:font-size="10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0pt" style:font-size-asian="10pt" style:font-size-complex="10pt"/>
    </style:style>
    <style:style style:name="ch8" style:family="chart">
      <style:chart-properties style:rotation-angle="90"/>
      <style:text-properties fo:font-family="'CMU Serif'" style:font-style-name="Roman" style:font-family-generic="roman" fo:font-size="10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25cm" svg:stroke-color="#ff0000" draw:fill-color="#f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25cm" svg:stroke-color="#008000" draw:fill-color="#008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25cm" svg:stroke-color="#0e0e90" draw:fill-color="#0e0e9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23cm" svg:y="0.315cm" chart:style-name="ch2">
          <text:p>Distance difference comparison of truck cases</text:p>
        </chart:title>
        <chart:legend chart:legend-position="end" svg:x="13.225cm" svg:y="2.287cm" style:legend-expansion="custom" svg:width="2.51cm" svg:height="1.831cm" style:legend-expansion-aspect-ratio="1.37083560895685" chart:style-name="ch3"/>
        <chart:plot-area chart:style-name="ch4" table:cell-range-address="'Difference of Trucks'.G3:'Difference of Trucks'.G7 'Difference of Trucks'.H1:'Difference of Trucks'.H1 'Difference of Trucks'.I3:'Difference of Trucks'.I7 'Difference of Trucks'.J1:'Difference of Trucks'.J1 'Difference of Trucks'.K3:'Difference of Trucks'.K7 'Difference of Trucks'.L1:'Difference of Trucks'.L1 'Difference of Trucks'.M3:'Difference of Trucks'.M7" chart:data-source-has-labels="both" svg:x="1.433cm" svg:y="1.306cm" svg:width="11.527cm" svg:height="6.431cm">
          <chart:coordinate-region svg:x="2.458cm" svg:y="1.532cm" svg:width="10.502cm" svg:height="3.597cm"/>
          <chart:axis chart:dimension="x" chart:name="primary-x" chart:style-name="ch5" chartooo:axis-type="auto">
            <chartooo:date-scale/>
            <chart:title svg:x="5.862cm" svg:y="7.917cm" chart:style-name="ch6">
              <text:p>Truck Difference</text:p>
            </chart:title>
            <chart:categories table:cell-range-address="'Difference of Trucks'.G3:'Difference of Trucks'.G7"/>
          </chart:axis>
          <chart:axis chart:dimension="y" chart:name="primary-y" chart:style-name="ch7">
            <chart:title svg:x="0.565cm" svg:y="4.438cm" chart:style-name="ch8">
              <text:p>Distance (Km)</text:p>
            </chart:title>
          </chart:axis>
          <chart:series chart:style-name="ch9" chart:values-cell-range-address="'Difference of Trucks'.I3:'Difference of Trucks'.I7" chart:label-cell-address="'Difference of Trucks'.H1:'Difference of Trucks'.H1" chart:class="chart:line">
            <chart:data-point chart:repeated="5"/>
          </chart:series>
          <chart:series chart:style-name="ch10" chart:values-cell-range-address="'Difference of Trucks'.K3:'Difference of Trucks'.K7" chart:label-cell-address="'Difference of Trucks'.J1:'Difference of Trucks'.J1" chart:class="chart:line">
            <chart:data-point chart:repeated="5"/>
          </chart:series>
          <chart:series chart:style-name="ch11" chart:values-cell-range-address="'Difference of Trucks'.M3:'Difference of Trucks'.M7" chart:label-cell-address="'Difference of Trucks'.L1:'Difference of Trucks'.L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Difference of Trucks'.H1:'Difference of Trucks'.H1</svg:desc>
                </draw:g>
              </table:table-cell>
              <table:table-cell office:value-type="string">
                <text:p>Region 2</text:p>
                <draw:g>
                  <svg:desc>'Difference of Trucks'.J1:'Difference of Trucks'.J1</svg:desc>
                </draw:g>
              </table:table-cell>
              <table:table-cell office:value-type="string">
                <text:p>Region 3</text:p>
                <draw:g>
                  <svg:desc>'Difference of Trucks'.L1:'Difference of Trucks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Truck - 1 Truck</text:p>
                <draw:g>
                  <svg:desc>'Difference of Trucks'.G3:'Difference of Trucks'.G7</svg:desc>
                </draw:g>
              </table:table-cell>
              <table:table-cell office:value-type="float" office:value="59.79">
                <text:p>59.79</text:p>
                <draw:g>
                  <svg:desc>'Difference of Trucks'.I3:'Difference of Trucks'.I7</svg:desc>
                </draw:g>
              </table:table-cell>
              <table:table-cell office:value-type="float" office:value="66.26">
                <text:p>66.26</text:p>
                <draw:g>
                  <svg:desc>'Difference of Trucks'.K3:'Difference of Trucks'.K7</svg:desc>
                </draw:g>
              </table:table-cell>
              <table:table-cell office:value-type="float" office:value="60.29">
                <text:p>60.29</text:p>
                <draw:g>
                  <svg:desc>'Difference of Trucks'.M3:'Difference of Trucks'.M7</svg:desc>
                </draw:g>
              </table:table-cell>
            </table:table-row>
            <table:table-row>
              <table:table-cell office:value-type="string">
                <text:p>3 Truck – 2  Truck</text:p>
              </table:table-cell>
              <table:table-cell office:value-type="float" office:value="42.47">
                <text:p>42.47</text:p>
              </table:table-cell>
              <table:table-cell office:value-type="float" office:value="65.67">
                <text:p>65.67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4 Truck – 3 Truck</text:p>
              </table:table-cell>
              <table:table-cell office:value-type="float" office:value="66.54">
                <text:p>66.54</text:p>
              </table:table-cell>
              <table:table-cell office:value-type="float" office:value="84.59">
                <text:p>84.59</text:p>
              </table:table-cell>
              <table:table-cell office:value-type="float" office:value="61.09">
                <text:p>61.09</text:p>
              </table:table-cell>
            </table:table-row>
            <table:table-row>
              <table:table-cell office:value-type="string">
                <text:p>5 Truck – 4 Truck</text:p>
              </table:table-cell>
              <table:table-cell office:value-type="float" office:value="112.57">
                <text:p>112.57</text:p>
              </table:table-cell>
              <table:table-cell office:value-type="float" office:value="66.05">
                <text:p>66.05</text:p>
              </table:table-cell>
              <table:table-cell office:value-type="float" office:value="81.17">
                <text:p>81.17</text:p>
              </table:table-cell>
            </table:table-row>
            <table:table-row>
              <table:table-cell office:value-type="string">
                <text:p>6 Truck – 5 Truck</text:p>
              </table:table-cell>
              <table:table-cell office:value-type="float" office:value="41.73">
                <text:p>41.73</text:p>
              </table:table-cell>
              <table:table-cell office:value-type="float" office:value="87.51">
                <text:p>87.51</text:p>
              </table:table-cell>
              <table:table-cell office:value-type="float" office:value="50.29">
                <text:p>50.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erif'" style:font-style-name="Roman" style:font-family-generic="roman" fo:font-size="11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CMU Serif'" style:font-style-name="Roman" style:font-family-generic="roman" fo:font-size="10pt" style:font-size-asian="9pt" style:font-size-complex="9pt"/>
    </style:style>
    <style:style style:name="ch6" style:family="chart">
      <style:chart-properties chart:auto-position="true" style:rotation-angle="90"/>
      <style:text-properties fo:font-family="'CMU Serif'" style:font-style-name="Roman" style:font-family-generic="roman" fo:font-size="10pt" style:font-size-asian="9pt" style:font-size-complex="9pt"/>
    </style:style>
    <style:style style:name="ch7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e0e90" draw:fill-color="#0e0e90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72cm" svg:height="8.926cm" xlink:href=".." xlink:type="simple" chart:class="chart:line" chart:style-name="ch1">
        <chart:subtitle svg:x="4.552cm" svg:y="0.736cm" chart:style-name="ch2">
          <text:p>(a)</text:p>
        </chart:subtitle>
        <chart:plot-area chart:style-name="ch3" table:cell-range-address="'Waste and Distance VS Number of Trucks'.A3:'Waste and Distance VS Number of Trucks'.B8 'Waste and Distance VS Number of Trucks'.B1:'Waste and Distance VS Number of Trucks'.B1 'Waste and Distance VS Number of Trucks'.D1:'Waste and Distance VS Number of Trucks'.D1 'Waste and Distance VS Number of Trucks'.D3:'Waste and Distance VS Number of Trucks'.D8 'Waste and Distance VS Number of Trucks'.F1:'Waste and Distance VS Number of Trucks'.F1 'Waste and Distance VS Number of Trucks'.F3:'Waste and Distance VS Number of Trucks'.F8" chart:data-source-has-labels="both" svg:x="1.306cm" svg:y="2.157cm" svg:width="7.738cm" svg:height="5.504cm">
          <chart:coordinate-region svg:x="2.298cm" svg:y="2.383cm" svg:width="6.652cm" svg:height="4.578cm"/>
          <chart:axis chart:dimension="x" chart:name="primary-x" chart:style-name="ch4" chartooo:axis-type="auto">
            <chartooo:date-scale/>
            <chart:title svg:x="2.862cm" svg:y="7.839cm" chart:style-name="ch5">
              <text:p>Number of collection vehicles</text:p>
            </chart:title>
            <chart:categories table:cell-range-address="'Waste and Distance VS Number of Trucks'.A3:'Waste and Distance VS Number of Trucks'.A8"/>
          </chart:axis>
          <chart:axis chart:dimension="y" chart:name="primary-y" chart:style-name="ch4">
            <chart:title svg:x="0.45cm" svg:y="6.587cm" chart:style-name="ch6">
              <text:p>Waste collected (Kg)</text:p>
            </chart:title>
          </chart:axis>
          <chart:series chart:style-name="ch7" chart:values-cell-range-address="'Waste and Distance VS Number of Trucks'.B3:'Waste and Distance VS Number of Trucks'.B8" chart:label-cell-address="'Waste and Distance VS Number of Trucks'.B1:'Waste and Distance VS Number of Trucks'.B1" chart:class="chart:line">
            <chart:data-point chart:repeated="6"/>
          </chart:series>
          <chart:series chart:style-name="ch8" chart:values-cell-range-address="'Waste and Distance VS Number of Trucks'.D3:'Waste and Distance VS Number of Trucks'.D8" chart:label-cell-address="'Waste and Distance VS Number of Trucks'.D1:'Waste and Distance VS Number of Trucks'.D1" chart:class="chart:line">
            <chart:data-point chart:repeated="6"/>
          </chart:series>
          <chart:series chart:style-name="ch9" chart:values-cell-range-address="'Waste and Distance VS Number of Trucks'.F3:'Waste and Distance VS Number of Trucks'.F8" chart:label-cell-address="'Waste and Distance VS Number of Trucks'.F1:'Waste and Distance VS Number of Trucks'.F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Waste and Distance VS Number of Trucks'.B1:'Waste and Distance VS Number of Trucks'.B1</svg:desc>
                </draw:g>
              </table:table-cell>
              <table:table-cell office:value-type="string">
                <text:p>Region 2</text:p>
                <draw:g>
                  <svg:desc>'Waste and Distance VS Number of Trucks'.D1:'Waste and Distance VS Number of Trucks'.D1</svg:desc>
                </draw:g>
              </table:table-cell>
              <table:table-cell office:value-type="string">
                <text:p>Region 3</text:p>
                <draw:g>
                  <svg:desc>'Waste and Distance VS Number of Trucks'.F1:'Waste and Distance VS Number of Trucks'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Waste and Distance VS Number of Trucks'.A3:'Waste and Distance VS Number of Trucks'.A8</svg:desc>
                </draw:g>
              </table:table-cell>
              <table:table-cell office:value-type="float" office:value="999.89">
                <text:p>999.89</text:p>
                <draw:g>
                  <svg:desc>'Waste and Distance VS Number of Trucks'.B3:'Waste and Distance VS Number of Trucks'.B8</svg:desc>
                </draw:g>
              </table:table-cell>
              <table:table-cell office:value-type="float" office:value="997.36">
                <text:p>997.36</text:p>
                <draw:g>
                  <svg:desc>'Waste and Distance VS Number of Trucks'.D3:'Waste and Distance VS Number of Trucks'.D8</svg:desc>
                </draw:g>
              </table:table-cell>
              <table:table-cell office:value-type="float" office:value="999.4">
                <text:p>999.4</text:p>
                <draw:g>
                  <svg:desc>'Waste and Distance VS Number of Trucks'.F3:'Waste and Distance VS Number of Trucks'.F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992.68">
                <text:p>1992.68</text:p>
              </table:table-cell>
              <table:table-cell office:value-type="float" office:value="1994.29">
                <text:p>1994.29</text:p>
              </table:table-cell>
              <table:table-cell office:value-type="float" office:value="1984.23">
                <text:p>1984.2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989.61">
                <text:p>2989.61</text:p>
              </table:table-cell>
              <table:table-cell office:value-type="float" office:value="2997.77">
                <text:p>2997.77</text:p>
              </table:table-cell>
              <table:table-cell office:value-type="float" office:value="2979.87">
                <text:p>2979.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989.43">
                <text:p>3989.43</text:p>
              </table:table-cell>
              <table:table-cell office:value-type="float" office:value="3986.17">
                <text:p>3986.17</text:p>
              </table:table-cell>
              <table:table-cell office:value-type="float" office:value="3977.46">
                <text:p>3977.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961.06">
                <text:p>4961.06</text:p>
              </table:table-cell>
              <table:table-cell office:value-type="float" office:value="4966.69">
                <text:p>4966.69</text:p>
              </table:table-cell>
              <table:table-cell office:value-type="float" office:value="4964.88">
                <text:p>4964.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282.82">
                <text:p>5282.82</text:p>
              </table:table-cell>
              <table:table-cell office:value-type="float" office:value="5959.62">
                <text:p>5959.62</text:p>
              </table:table-cell>
              <table:table-cell office:value-type="float" office:value="5179.85">
                <text:p>5179.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erif'" style:font-style-name="Roman" style:font-family-generic="roman" fo:font-size="11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CMU Serif'" style:font-style-name="Roman" style:font-family-generic="roman" fo:font-size="10pt" style:font-size-asian="9pt" style:font-size-complex="9pt"/>
    </style:style>
    <style:style style:name="ch6" style:family="chart">
      <style:chart-properties chart:auto-position="true" style:rotation-angle="90"/>
      <style:text-properties fo:font-family="'CMU Serif'" style:font-style-name="Roman" style:font-family-generic="roman" fo:font-size="10pt" style:font-size-asian="9pt" style:font-size-complex="9pt"/>
    </style:style>
    <style:style style:name="ch7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e0e90" draw:fill-color="#0e0e90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088cm" svg:height="9.059cm" xlink:href=".." xlink:type="simple" chart:class="chart:line" chart:style-name="ch1">
        <chart:subtitle svg:x="4.484cm" svg:y="0.87cm" chart:style-name="ch2">
          <text:p>(b)</text:p>
        </chart:subtitle>
        <chart:plot-area chart:style-name="ch3" table:cell-range-address="'Waste and Distance VS Number of Trucks'.A3:'Waste and Distance VS Number of Trucks'.A8 'Waste and Distance VS Number of Trucks'.B1:'Waste and Distance VS Number of Trucks'.B1 'Waste and Distance VS Number of Trucks'.C3:'Waste and Distance VS Number of Trucks'.C8 'Waste and Distance VS Number of Trucks'.D1:'Waste and Distance VS Number of Trucks'.D1 'Waste and Distance VS Number of Trucks'.E3:'Waste and Distance VS Number of Trucks'.E8 'Waste and Distance VS Number of Trucks'.F1:'Waste and Distance VS Number of Trucks'.F1 'Waste and Distance VS Number of Trucks'.G3:'Waste and Distance VS Number of Trucks'.G8" chart:data-source-has-labels="both" svg:x="1.293cm" svg:y="2.21cm" svg:width="6.951cm" svg:height="5.581cm">
          <chart:coordinate-region svg:x="2.1cm" svg:y="2.436cm" svg:width="6.05cm" svg:height="4.655cm"/>
          <chart:axis chart:dimension="x" chart:name="primary-x" chart:style-name="ch4" chartooo:axis-type="auto">
            <chartooo:date-scale/>
            <chart:title svg:x="2.455cm" svg:y="7.972cm" chart:style-name="ch5">
              <text:p>Number of collection vehicles</text:p>
            </chart:title>
            <chart:categories table:cell-range-address="'Waste and Distance VS Number of Trucks'.A3:'Waste and Distance VS Number of Trucks'.A8"/>
          </chart:axis>
          <chart:axis chart:dimension="y" chart:name="primary-y" chart:style-name="ch4">
            <chart:title svg:x="0.45cm" svg:y="6.916cm" chart:style-name="ch6">
              <text:p>Distance travelled (Km)</text:p>
            </chart:title>
          </chart:axis>
          <chart:series chart:style-name="ch7" chart:values-cell-range-address="'Waste and Distance VS Number of Trucks'.C3:'Waste and Distance VS Number of Trucks'.C8" chart:label-cell-address="'Waste and Distance VS Number of Trucks'.B1:'Waste and Distance VS Number of Trucks'.B1" chart:class="chart:line">
            <chart:data-point chart:repeated="6"/>
          </chart:series>
          <chart:series chart:style-name="ch8" chart:values-cell-range-address="'Waste and Distance VS Number of Trucks'.E3:'Waste and Distance VS Number of Trucks'.E8" chart:label-cell-address="'Waste and Distance VS Number of Trucks'.D1:'Waste and Distance VS Number of Trucks'.D1" chart:class="chart:line">
            <chart:data-point chart:repeated="6"/>
          </chart:series>
          <chart:series chart:style-name="ch9" chart:values-cell-range-address="'Waste and Distance VS Number of Trucks'.G3:'Waste and Distance VS Number of Trucks'.G8" chart:label-cell-address="'Waste and Distance VS Number of Trucks'.F1:'Waste and Distance VS Number of Trucks'.F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Waste and Distance VS Number of Trucks'.B1:'Waste and Distance VS Number of Trucks'.B1</svg:desc>
                </draw:g>
              </table:table-cell>
              <table:table-cell office:value-type="string">
                <text:p>Region 2</text:p>
                <draw:g>
                  <svg:desc>'Waste and Distance VS Number of Trucks'.D1:'Waste and Distance VS Number of Trucks'.D1</svg:desc>
                </draw:g>
              </table:table-cell>
              <table:table-cell office:value-type="string">
                <text:p>Region 3</text:p>
                <draw:g>
                  <svg:desc>'Waste and Distance VS Number of Trucks'.F1:'Waste and Distance VS Number of Trucks'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Waste and Distance VS Number of Trucks'.A3:'Waste and Distance VS Number of Trucks'.A8</svg:desc>
                </draw:g>
              </table:table-cell>
              <table:table-cell office:value-type="float" office:value="39.79">
                <text:p>39.79</text:p>
                <draw:g>
                  <svg:desc>'Waste and Distance VS Number of Trucks'.C3:'Waste and Distance VS Number of Trucks'.C8</svg:desc>
                </draw:g>
              </table:table-cell>
              <table:table-cell office:value-type="float" office:value="63.11">
                <text:p>63.11</text:p>
                <draw:g>
                  <svg:desc>'Waste and Distance VS Number of Trucks'.E3:'Waste and Distance VS Number of Trucks'.E8</svg:desc>
                </draw:g>
              </table:table-cell>
              <table:table-cell office:value-type="float" office:value="59.22">
                <text:p>59.22</text:p>
                <draw:g>
                  <svg:desc>'Waste and Distance VS Number of Trucks'.G3:'Waste and Distance VS Number of Trucks'.G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9.58">
                <text:p>99.58</text:p>
              </table:table-cell>
              <table:table-cell office:value-type="float" office:value="129.37">
                <text:p>129.37</text:p>
              </table:table-cell>
              <table:table-cell office:value-type="float" office:value="119.51">
                <text:p>119.5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2.05">
                <text:p>142.05</text:p>
              </table:table-cell>
              <table:table-cell office:value-type="float" office:value="195.04">
                <text:p>195.04</text:p>
              </table:table-cell>
              <table:table-cell office:value-type="float" office:value="180.71">
                <text:p>180.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8.59">
                <text:p>208.59</text:p>
              </table:table-cell>
              <table:table-cell office:value-type="float" office:value="279.63">
                <text:p>279.63</text:p>
              </table:table-cell>
              <table:table-cell office:value-type="float" office:value="241.8">
                <text:p>241.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21.16">
                <text:p>321.16</text:p>
              </table:table-cell>
              <table:table-cell office:value-type="float" office:value="345.68">
                <text:p>345.68</text:p>
              </table:table-cell>
              <table:table-cell office:value-type="float" office:value="322.97">
                <text:p>322.9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62.89">
                <text:p>362.89</text:p>
              </table:table-cell>
              <table:table-cell office:value-type="float" office:value="433.19">
                <text:p>433.19</text:p>
              </table:table-cell>
              <table:table-cell office:value-type="float" office:value="373.26">
                <text:p>373.2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